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style:text-properties fo:font-weight="bold" style:font-weight-asian="bold" style:font-weight-complex="bold"/>
    </style:style>
    <style:style style:name="P2" style:family="paragraph" style:parent-style-name="Standard">
      <style:paragraph-properties fo:line-height="200%"/>
    </style:style>
    <style:style style:name="T1" style:family="text">
      <style:text-properties officeooo:rsid="0000e208"/>
    </style:style>
    <style:style style:name="T2" style:family="text">
      <style:text-properties fo:font-weight="bold" style:font-weight-asian="bold" style:font-weight-complex="bold"/>
    </style:style>
    <style:style style:name="T3" style:family="text">
      <style:text-properties officeooo:rsid="0003b0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Applying Roles</text:p>
      <text:p text:style-name="P2">Throughout the sprint, every role on our <text:span text:style-name="T1">s</text:span>crum <text:span text:style-name="T1">a</text:span>gile team played a part in driving the project forward. As <text:span text:style-name="T1">s</text:span>crum <text:span text:style-name="T1">m</text:span>aster, I coordinated events such as sprint planning and daily stand ups, ensuring that the product owner’s vision and the development team’s insights were aligned. For example, during sprint planning, the product owner clearly prioritized user stories while developers provided input on technical feasibility, creating a shared understanding of the sprint goal. The tester and QA roles contributed by verifying acceptance criteria early in the process, reducing ambiguities in user stories, and ensuring that quality standards were met. These clearly defined responsibilities fostered accountability and collaboration, resulting in an efficient sprint cycle. </text:p>
      <text:p text:style-name="P2"/>
      <text:p text:style-name="P1">• Completing User Stories</text:p>
      <text:p text:style-name="P2">The iterative nature of our <text:span text:style-name="T1">s</text:span>crum <text:span text:style-name="T1">a</text:span>gile approach helped transform broad requirements into manageable user stories that could be fully completed within a sprint. Through continuous backlog refinement and clear acceptance criteria—as detailed in our daily scrums and refinement sessions—each user story was broken down into actionable tasks. This process not only clarified expectations but also ensured that every story was testable and deliverable. For instance, when acceptance criteria were enhanced after discussions with stakeholders, it led to more robust test cases and ultimately a more complete and reliable feature for our SNHU Travel project. </text:p>
      <text:p text:style-name="P2"/>
      <text:p text:style-name="P1">• Handling Interruptions</text:p>
      <text:p text:style-name="P2">Interruptions and changes in project direction are inevitable, but our <text:span text:style-name="T1">s</text:span>rum framework allowed us to adapt quickly without losing momentum. When unexpected technical challenges or stakeholder feedback arose mid sprint, the daily scrum provided a structured forum for identifying these issues early. By reprioritizing tasks during our mid sprint adjustments, the team was able to incorporate urgent <text:soft-page-break/>changes while still meeting the sprint goal. This flexibility<text:span text:style-name="T1">(</text:span>rooted in the transparency and iterative planning of Scrum<text:span text:style-name="T1">) </text:span>enabled us to manage disruptions with minimal impact on overall project progress. </text:p>
      <text:p text:style-name="P2"/>
      <text:p text:style-name="P1">• Communication</text:p>
      <text:p text:style-name="P2">Effective communication was the cornerstone of our project’s success. Daily scrums ensured that each team member was aware of their responsibilities and could promptly flag any impediments. <text:span text:style-name="T1">C</text:span>lear written communication, such as the sample email exchanged with the product owner to clarify acceptance criteria, demonstrated how direct, concise correspondence could preempt misunderstandings and streamline test case development. The use of information radiators and task boards further supported transparency, ensuring that every stakeholder was kept up to date on progress and changes. </text:p>
      <text:p text:style-name="P2"/>
      <text:p text:style-name="P1">• Organizational Tools</text:p>
      <text:p text:style-name="P2">Our team relied on a combination of agile project management tools and <text:span text:style-name="T1">s</text:span>crum events to maintain organization and efficiency. Tools like JIRA or digital task boards centralized all user stories, sprint tasks, and updates, providing real time visibility into progress. These tools, when paired with our regularly scheduled <text:span text:style-name="T1">s</text:span>crum events—such as the daily scrum and backlog refinement sessions—<text:span text:style-name="T3">making sure</text:span> that any obstacles were quickly identified and resolved. The organizational benefits extended beyond simple task tracking. they also fostered a culture of accountability and continuous improvement, as each sprint's successes and challenges were openly reviewed and discussed. </text:p>
      <text:p text:style-name="P2"/>
      <text:p text:style-name="P1">• Evaluating Agile Process</text:p>
      <text:p text:style-name="P2">In evaluating the <text:span text:style-name="T1">s</text:span>crum <text:span text:style-name="T1">a</text:span>gile approach for the SNHU Travel project, several pros and cons emerged:</text:p>
      <text:p text:style-name="P2"/>
      <text:p text:style-name="P2">   <text:s/><text:span text:style-name="T2">Pros:</text:span></text:p>
      <text:p text:style-name="P2"><text:soft-page-break/>   • The iterative nature of <text:span text:style-name="T1">s</text:span>crum allowed for continuous feedback from stakeholders, <text:span text:style-name="T1">making sure</text:span> that the product remained aligned with user needs.</text:p>
      <text:p text:style-name="P2">   • Regular scrum events—such as sprint reviews and retrospectives—provided structured opportunities for reflection and rapid improvement.</text:p>
      <text:p text:style-name="P2">   • The use of clear acceptance criteria and organized user stories minimized ambiguities and facilitated smoother development and testing cycles.</text:p>
      <text:p text:style-name="P2">   • Transparency in communication, supported by daily scrums and visual task boards, helped in quickly identifying and mitigating issues.</text:p>
      <text:p text:style-name="P2"/>
      <text:p text:style-name="P2">   <text:s/><text:span text:style-name="T2">Cons:</text:span></text:p>
      <text:p text:style-name="P2">   • Timeboxing events strictly sometimes limited in depth discussions, occasionally postponing problem solving until after the stand up.</text:p>
      <text:p text:style-name="P2">   • The necessity for frequent adjustments in priorities could lead to temporary disruptions, especially when stakeholder requirements changed mid sprint.</text:p>
      <text:p text:style-name="P2">   • Balancing rapid iterations with comprehensive documentation was a challenge, at times putting pressure on the team to maintain both speed and quality.</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2T11:03:34.765874137</meta:creation-date>
    <dc:date>2025-02-22T12:32:11.338904479</dc:date>
    <meta:editing-duration>PT1H8M16S</meta:editing-duration>
    <meta:editing-cycles>2</meta:editing-cycles>
    <meta:generator>LibreOffice/7.3.7.2$Linux_X86_64 LibreOffice_project/30$Build-2</meta:generator>
    <meta:document-statistic meta:table-count="0" meta:image-count="0" meta:object-count="0" meta:page-count="3" meta:paragraph-count="21" meta:word-count="651" meta:character-count="4553" meta:non-whitespace-character-count="3895"/>
  </office:meta>
</office:document-meta>
</file>